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7.7in" table:align="left"/>
    </style:style>
    <style:style style:name="Table1.A" style:family="table-column">
      <style:table-column-properties style:column-width="2.4979in"/>
    </style:style>
    <style:style style:name="Table1.B" style:family="table-column">
      <style:table-column-properties style:column-width="0.1in"/>
    </style:style>
    <style:style style:name="Table1.C" style:family="table-column">
      <style:table-column-properties style:column-width="2.5in"/>
    </style:style>
    <style:style style:name="Table1.D" style:family="table-column">
      <style:table-column-properties style:column-width="0.1042in"/>
    </style:style>
    <style:style style:name="Table1.1" style:family="table-row">
      <style:table-row-properties style:min-row-height="1.5in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paragraph-properties fo:margin-left="0.0972in" fo:margin-right="0.0972in" style:line-height-at-least="0.1457in" fo:text-indent="0in" style:auto-text-indent="false"/>
      <style:text-properties fo:color="#000000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paragraph-properties fo:margin-left="0.0972in" fo:margin-right="0.0972in" style:line-height-at-least="0.1457in" fo:text-indent="0in" style:auto-text-indent="false"/>
      <style:text-properties fo:color="#000000" style:font-name="Arial" fo:font-size="11pt" style:font-name-asian="helvetica" style:font-size-asian="11pt" style:font-name-complex="helvetica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row table:style-name="Table1.1">
          <table:table-cell table:style-name="Table1.A1" office:value-type="string">
            <text:p text:style-name="P1"/>
            <text:p text:style-name="P1"><text:text-input text:description="">$labels.FirstName</text:text-input> <text:text-input text:description="">$labels.LastName</text:text-input></text:p>
            <text:p text:style-name="P1"><text:text-input text:description="">$labels.StreetAddress</text:text-input></text:p>
            <text:p text:style-name="P1"><text:text-input text:description="">$labels.PostalCode</text:text-input> <text:text-input text:description="">$labels.PostOffice</text:text-input></text:p>
            <text:p text:style-name="P1"><text:text-input text:description="">$labels.Country</text:text-input><text:text-input text:description=""/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201in" fo:margin-bottom="0in" fo:margin-left="0.2799in" fo:margin-right="0.27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ina Sipilä</meta:initial-creator>
    <meta:creation-date>2013-05-02T23:28:27</meta:creation-date>
    <dc:date>2013-05-03T09:30:20</dc:date>
    <dc:creator>Iina Sipilä</dc:creator>
    <meta:editing-duration>PT1H48M49S</meta:editing-duration>
    <meta:editing-cycles>16</meta:editing-cycles>
    <meta:generator>OpenOffice.org/3.3$Unix OpenOffice.org_project/330m20$Build-9567</meta:generator>
    <meta:document-statistic meta:table-count="1" meta:image-count="0" meta:object-count="0" meta:page-count="1" meta:paragraph-count="4" meta:word-count="6" meta:character-count="78"/>
  </office:meta>
</office:document-meta>
</file>